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4pt" style:font-size-asian="12.25pt" style:font-size-complex="14pt"/>
    </style:style>
    <style:style style:name="P2" style:family="paragraph" style:parent-style-name="Standard">
      <style:paragraph-properties fo:line-height="200%"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200%"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5" style:family="paragraph" style:parent-style-name="Standard">
      <style:paragraph-properties fo:line-height="200%" fo:text-align="center" style:justify-single-word="false"/>
      <style:text-properties fo:font-size="16pt" style:font-size-asian="16pt" style:font-size-complex="16pt"/>
    </style:style>
    <style:style style:name="T1" style:family="text">
      <style:text-properties fo:font-size="12pt" style:font-size-asian="10.5pt" style:font-size-complex="12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aveller's Guide to Korssent</text:p>
      <text:p text:style-name="P1">What is this nonsense?</text:p>
      <text:p text:style-name="P1"><text:tab/><text:span text:style-name="T1">Korssent is a big place, and any player looking to make a character for its setting is going to wait at least a little bit of familiarity with the various countries within. In the interest of speeding up the character creation process, players should look to this guide for an overview of all of the nations, then look to the Nations of Korssent chapter when they have found one they want to play. Entries in this chapter follow this format:</text:span></text:p>
      <text:p text:style-name="P3">Nation's Name</text:p>
      <text:p text:style-name="P4">Founding: <text:span text:style-name="T3">Year and method of the nation's formation.</text:span></text:p>
      <text:p text:style-name="P2"><text:span text:style-name="T1">Places to Visit: </text:span><text:span text:style-name="T2">Three different population centers and their respective qualities.</text:span></text:p>
      <text:p text:style-name="P2"><text:span text:style-name="T1">Foreign Policy: </text:span><text:span text:style-name="T2">A brief rundown of the nation's friends/enemies.</text:span></text:p>
      <text:p text:style-name="P2"><text:span text:style-name="T1">Native Stereotypes: </text:span><text:span text:style-name="T2">What other nations think of this country's citizens, a quick-and-dirty guide to playing characters from this nation.</text:span></text:p>
      <text:p text:style-name="P2"><text:span text:style-name="T1">Major Products: </text:span><text:span text:style-name="T2">What this nation is known for outside of its own borders.</text:span></text:p>
      <text:p text:style-name="P2"><text:span text:style-name="T1">Common Occupations: </text:span><text:span text:style-name="T2">The most common jobs held by citizens of this nation.</text:span></text:p>
      <text:p text:style-name="P2"><text:span text:style-name="T1">Local Magic: </text:span><text:span text:style-name="T2">Minor Magic Ability that may be encountered in this n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0T22:19:50</meta:creation-date>
    <dc:date>2013-04-21T00:57:52</dc:date>
    <meta:editing-duration>PT22M41S</meta:editing-duration>
    <meta:editing-cycles>1</meta:editing-cycles>
    <meta:document-statistic meta:table-count="0" meta:image-count="0" meta:object-count="0" meta:page-count="1" meta:paragraph-count="11" meta:word-count="174" meta:character-count="1059" meta:non-whitespace-character-count="895"/>
    <meta:generator>LibreOffice/3.5$Linux_x86 LibreOffice_project/350m1$Build-2</meta:generator>
  </office:meta>
</office:document-meta>
</file>